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nonymous Pro for Powerline" svg:font-family="'Anonymous Pro for Powerline'" style:font-pitch="fixed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ndale Mono"/>
    </style:style>
    <style:style style:name="ce2" style:family="table-cell" style:parent-style-name="orange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ndale Mono"/>
      <style:map style:condition="cell-content()=0" style:apply-style-name="weiß" style:base-cell-address="Tabelle1_2.A1"/>
      <style:map style:condition="cell-content()=1" style:apply-style-name="schwarz" style:base-cell-address="Tabelle1_2.A1"/>
      <style:map style:condition="cell-content()=2" style:apply-style-name="orange" style:base-cell-address="Tabelle1_2.A1"/>
      <style:map style:condition="cell-content()=3" style:apply-style-name="blau" style:base-cell-address="Tabelle1_2.A1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ndale Mono"/>
      <style:map style:condition="cell-content()=0" style:apply-style-name="weiß" style:base-cell-address="Tabelle1_2.A1"/>
      <style:map style:condition="cell-content()=1" style:apply-style-name="schwarz" style:base-cell-address="Tabelle1_2.A1"/>
      <style:map style:condition="cell-content()=2" style:apply-style-name="orange" style:base-cell-address="Tabelle1_2.A1"/>
      <style:map style:condition="cell-content()=3" style:apply-style-name="blau" style:base-cell-address="Tabelle1_2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ce1"/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8" office:value-type="string" calcext:value-type="string">
            <text:p>01</text:p>
          </table:table-cell>
          <table:table-cell table:number-columns-repeated="2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11</text:p>
          </table:table-cell>
        </table:table-row>
      </table:table>
      <table:table table:name="Tabelle1_2" table:style-name="ta1">
        <table:table-column table:style-name="co1" table:number-columns-repeated="12" table:default-cell-style-name="ce2"/>
        <table:table-row table:style-name="ro1">
          <table:table-cell table:formula="of:=IF([$Tabelle1.A1]=&quot;00&quot;;0;IF([$Tabelle1.A1]=&quot;01&quot;;1;IF([$Tabelle1.A1]=&quot;10&quot;;2;IF([$Tabelle1.A1]=&quot;11&quot;;3))))" office:value-type="float" office:value="3" calcext:value-type="float">
            <text:p>3</text:p>
          </table:table-cell>
          <table:table-cell table:formula="of:=IF([$Tabelle1.B1]=&quot;00&quot;;0;IF([$Tabelle1.B1]=&quot;01&quot;;1;IF([$Tabelle1.B1]=&quot;10&quot;;2;IF([$Tabelle1.B1]=&quot;11&quot;;3))))" office:value-type="float" office:value="3" calcext:value-type="float">
            <text:p>3</text:p>
          </table:table-cell>
          <table:table-cell table:formula="of:=IF([$Tabelle1.C1]=&quot;00&quot;;0;IF([$Tabelle1.C1]=&quot;01&quot;;1;IF([$Tabelle1.C1]=&quot;10&quot;;2;IF([$Tabelle1.C1]=&quot;11&quot;;3))))" office:value-type="float" office:value="1" calcext:value-type="float">
            <text:p>1</text:p>
          </table:table-cell>
          <table:table-cell table:formula="of:=IF([$Tabelle1.D1]=&quot;00&quot;;0;IF([$Tabelle1.D1]=&quot;01&quot;;1;IF([$Tabelle1.D1]=&quot;10&quot;;2;IF([$Tabelle1.D1]=&quot;11&quot;;3))))" office:value-type="float" office:value="1" calcext:value-type="float">
            <text:p>1</text:p>
          </table:table-cell>
          <table:table-cell table:formula="of:=IF([$Tabelle1.E1]=&quot;00&quot;;0;IF([$Tabelle1.E1]=&quot;01&quot;;1;IF([$Tabelle1.E1]=&quot;10&quot;;2;IF([$Tabelle1.E1]=&quot;11&quot;;3))))" office:value-type="float" office:value="1" calcext:value-type="float">
            <text:p>1</text:p>
          </table:table-cell>
          <table:table-cell table:formula="of:=IF([$Tabelle1.F1]=&quot;00&quot;;0;IF([$Tabelle1.F1]=&quot;01&quot;;1;IF([$Tabelle1.F1]=&quot;10&quot;;2;IF([$Tabelle1.F1]=&quot;11&quot;;3))))" office:value-type="float" office:value="1" calcext:value-type="float">
            <text:p>1</text:p>
          </table:table-cell>
          <table:table-cell table:formula="of:=IF([$Tabelle1.G1]=&quot;00&quot;;0;IF([$Tabelle1.G1]=&quot;01&quot;;1;IF([$Tabelle1.G1]=&quot;10&quot;;2;IF([$Tabelle1.G1]=&quot;11&quot;;3))))" office:value-type="float" office:value="1" calcext:value-type="float">
            <text:p>1</text:p>
          </table:table-cell>
          <table:table-cell table:formula="of:=IF([$Tabelle1.H1]=&quot;00&quot;;0;IF([$Tabelle1.H1]=&quot;01&quot;;1;IF([$Tabelle1.H1]=&quot;10&quot;;2;IF([$Tabelle1.H1]=&quot;11&quot;;3))))" office:value-type="float" office:value="1" calcext:value-type="float">
            <text:p>1</text:p>
          </table:table-cell>
          <table:table-cell table:formula="of:=IF([$Tabelle1.I1]=&quot;00&quot;;0;IF([$Tabelle1.I1]=&quot;01&quot;;1;IF([$Tabelle1.I1]=&quot;10&quot;;2;IF([$Tabelle1.I1]=&quot;11&quot;;3))))" office:value-type="float" office:value="1" calcext:value-type="float">
            <text:p>1</text:p>
          </table:table-cell>
          <table:table-cell table:formula="of:=IF([$Tabelle1.J1]=&quot;00&quot;;0;IF([$Tabelle1.J1]=&quot;01&quot;;1;IF([$Tabelle1.J1]=&quot;10&quot;;2;IF([$Tabelle1.J1]=&quot;11&quot;;3))))" office:value-type="float" office:value="1" calcext:value-type="float">
            <text:p>1</text:p>
          </table:table-cell>
          <table:table-cell table:formula="of:=IF([$Tabelle1.K1]=&quot;00&quot;;0;IF([$Tabelle1.K1]=&quot;01&quot;;1;IF([$Tabelle1.K1]=&quot;10&quot;;2;IF([$Tabelle1.K1]=&quot;11&quot;;3))))" office:value-type="float" office:value="3" calcext:value-type="float">
            <text:p>3</text:p>
          </table:table-cell>
          <table:table-cell table:formula="of:=IF([$Tabelle1.L1]=&quot;00&quot;;0;IF([$Tabelle1.L1]=&quot;01&quot;;1;IF([$Tabelle1.L1]=&quot;10&quot;;2;IF([$Tabelle1.L1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2]=&quot;00&quot;;0;IF([$Tabelle1.A2]=&quot;01&quot;;1;IF([$Tabelle1.A2]=&quot;10&quot;;2;IF([$Tabelle1.A2]=&quot;11&quot;;3))))" office:value-type="float" office:value="3" calcext:value-type="float">
            <text:p>3</text:p>
          </table:table-cell>
          <table:table-cell table:formula="of:=IF([$Tabelle1.B2]=&quot;00&quot;;0;IF([$Tabelle1.B2]=&quot;01&quot;;1;IF([$Tabelle1.B2]=&quot;10&quot;;2;IF([$Tabelle1.B2]=&quot;11&quot;;3))))" office:value-type="float" office:value="1" calcext:value-type="float">
            <text:p>1</text:p>
          </table:table-cell>
          <table:table-cell table:formula="of:=IF([$Tabelle1.C2]=&quot;00&quot;;0;IF([$Tabelle1.C2]=&quot;01&quot;;1;IF([$Tabelle1.C2]=&quot;10&quot;;2;IF([$Tabelle1.C2]=&quot;11&quot;;3))))" office:value-type="float" office:value="0" calcext:value-type="float">
            <text:p>0</text:p>
          </table:table-cell>
          <table:table-cell table:formula="of:=IF([$Tabelle1.D2]=&quot;00&quot;;0;IF([$Tabelle1.D2]=&quot;01&quot;;1;IF([$Tabelle1.D2]=&quot;10&quot;;2;IF([$Tabelle1.D2]=&quot;11&quot;;3))))" office:value-type="float" office:value="0" calcext:value-type="float">
            <text:p>0</text:p>
          </table:table-cell>
          <table:table-cell table:formula="of:=IF([$Tabelle1.E2]=&quot;00&quot;;0;IF([$Tabelle1.E2]=&quot;01&quot;;1;IF([$Tabelle1.E2]=&quot;10&quot;;2;IF([$Tabelle1.E2]=&quot;11&quot;;3))))" office:value-type="float" office:value="1" calcext:value-type="float">
            <text:p>1</text:p>
          </table:table-cell>
          <table:table-cell table:formula="of:=IF([$Tabelle1.F2]=&quot;00&quot;;0;IF([$Tabelle1.F2]=&quot;01&quot;;1;IF([$Tabelle1.F2]=&quot;10&quot;;2;IF([$Tabelle1.F2]=&quot;11&quot;;3))))" office:value-type="float" office:value="1" calcext:value-type="float">
            <text:p>1</text:p>
          </table:table-cell>
          <table:table-cell table:formula="of:=IF([$Tabelle1.G2]=&quot;00&quot;;0;IF([$Tabelle1.G2]=&quot;01&quot;;1;IF([$Tabelle1.G2]=&quot;10&quot;;2;IF([$Tabelle1.G2]=&quot;11&quot;;3))))" office:value-type="float" office:value="1" calcext:value-type="float">
            <text:p>1</text:p>
          </table:table-cell>
          <table:table-cell table:formula="of:=IF([$Tabelle1.H2]=&quot;00&quot;;0;IF([$Tabelle1.H2]=&quot;01&quot;;1;IF([$Tabelle1.H2]=&quot;10&quot;;2;IF([$Tabelle1.H2]=&quot;11&quot;;3))))" office:value-type="float" office:value="1" calcext:value-type="float">
            <text:p>1</text:p>
          </table:table-cell>
          <table:table-cell table:formula="of:=IF([$Tabelle1.I2]=&quot;00&quot;;0;IF([$Tabelle1.I2]=&quot;01&quot;;1;IF([$Tabelle1.I2]=&quot;10&quot;;2;IF([$Tabelle1.I2]=&quot;11&quot;;3))))" office:value-type="float" office:value="0" calcext:value-type="float">
            <text:p>0</text:p>
          </table:table-cell>
          <table:table-cell table:formula="of:=IF([$Tabelle1.J2]=&quot;00&quot;;0;IF([$Tabelle1.J2]=&quot;01&quot;;1;IF([$Tabelle1.J2]=&quot;10&quot;;2;IF([$Tabelle1.J2]=&quot;11&quot;;3))))" office:value-type="float" office:value="0" calcext:value-type="float">
            <text:p>0</text:p>
          </table:table-cell>
          <table:table-cell table:formula="of:=IF([$Tabelle1.K2]=&quot;00&quot;;0;IF([$Tabelle1.K2]=&quot;01&quot;;1;IF([$Tabelle1.K2]=&quot;10&quot;;2;IF([$Tabelle1.K2]=&quot;11&quot;;3))))" office:value-type="float" office:value="1" calcext:value-type="float">
            <text:p>1</text:p>
          </table:table-cell>
          <table:table-cell table:formula="of:=IF([$Tabelle1.L2]=&quot;00&quot;;0;IF([$Tabelle1.L2]=&quot;01&quot;;1;IF([$Tabelle1.L2]=&quot;10&quot;;2;IF([$Tabelle1.L2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3]=&quot;00&quot;;0;IF([$Tabelle1.A3]=&quot;01&quot;;1;IF([$Tabelle1.A3]=&quot;10&quot;;2;IF([$Tabelle1.A3]=&quot;11&quot;;3))))" office:value-type="float" office:value="3" calcext:value-type="float">
            <text:p>3</text:p>
          </table:table-cell>
          <table:table-cell table:formula="of:=IF([$Tabelle1.B3]=&quot;00&quot;;0;IF([$Tabelle1.B3]=&quot;01&quot;;1;IF([$Tabelle1.B3]=&quot;10&quot;;2;IF([$Tabelle1.B3]=&quot;11&quot;;3))))" office:value-type="float" office:value="1" calcext:value-type="float">
            <text:p>1</text:p>
          </table:table-cell>
          <table:table-cell table:formula="of:=IF([$Tabelle1.C3]=&quot;00&quot;;0;IF([$Tabelle1.C3]=&quot;01&quot;;1;IF([$Tabelle1.C3]=&quot;10&quot;;2;IF([$Tabelle1.C3]=&quot;11&quot;;3))))" office:value-type="float" office:value="0" calcext:value-type="float">
            <text:p>0</text:p>
          </table:table-cell>
          <table:table-cell table:formula="of:=IF([$Tabelle1.D3]=&quot;00&quot;;0;IF([$Tabelle1.D3]=&quot;01&quot;;1;IF([$Tabelle1.D3]=&quot;10&quot;;2;IF([$Tabelle1.D3]=&quot;11&quot;;3))))" office:value-type="float" office:value="0" calcext:value-type="float">
            <text:p>0</text:p>
          </table:table-cell>
          <table:table-cell table:formula="of:=IF([$Tabelle1.E3]=&quot;00&quot;;0;IF([$Tabelle1.E3]=&quot;01&quot;;1;IF([$Tabelle1.E3]=&quot;10&quot;;2;IF([$Tabelle1.E3]=&quot;11&quot;;3))))" office:value-type="float" office:value="0" calcext:value-type="float">
            <text:p>0</text:p>
          </table:table-cell>
          <table:table-cell table:formula="of:=IF([$Tabelle1.F3]=&quot;00&quot;;0;IF([$Tabelle1.F3]=&quot;01&quot;;1;IF([$Tabelle1.F3]=&quot;10&quot;;2;IF([$Tabelle1.F3]=&quot;11&quot;;3))))" office:value-type="float" office:value="1" calcext:value-type="float">
            <text:p>1</text:p>
          </table:table-cell>
          <table:table-cell table:formula="of:=IF([$Tabelle1.G3]=&quot;00&quot;;0;IF([$Tabelle1.G3]=&quot;01&quot;;1;IF([$Tabelle1.G3]=&quot;10&quot;;2;IF([$Tabelle1.G3]=&quot;11&quot;;3))))" office:value-type="float" office:value="1" calcext:value-type="float">
            <text:p>1</text:p>
          </table:table-cell>
          <table:table-cell table:formula="of:=IF([$Tabelle1.H3]=&quot;00&quot;;0;IF([$Tabelle1.H3]=&quot;01&quot;;1;IF([$Tabelle1.H3]=&quot;10&quot;;2;IF([$Tabelle1.H3]=&quot;11&quot;;3))))" office:value-type="float" office:value="0" calcext:value-type="float">
            <text:p>0</text:p>
          </table:table-cell>
          <table:table-cell table:formula="of:=IF([$Tabelle1.I3]=&quot;00&quot;;0;IF([$Tabelle1.I3]=&quot;01&quot;;1;IF([$Tabelle1.I3]=&quot;10&quot;;2;IF([$Tabelle1.I3]=&quot;11&quot;;3))))" office:value-type="float" office:value="0" calcext:value-type="float">
            <text:p>0</text:p>
          </table:table-cell>
          <table:table-cell table:formula="of:=IF([$Tabelle1.J3]=&quot;00&quot;;0;IF([$Tabelle1.J3]=&quot;01&quot;;1;IF([$Tabelle1.J3]=&quot;10&quot;;2;IF([$Tabelle1.J3]=&quot;11&quot;;3))))" office:value-type="float" office:value="0" calcext:value-type="float">
            <text:p>0</text:p>
          </table:table-cell>
          <table:table-cell table:formula="of:=IF([$Tabelle1.K3]=&quot;00&quot;;0;IF([$Tabelle1.K3]=&quot;01&quot;;1;IF([$Tabelle1.K3]=&quot;10&quot;;2;IF([$Tabelle1.K3]=&quot;11&quot;;3))))" office:value-type="float" office:value="1" calcext:value-type="float">
            <text:p>1</text:p>
          </table:table-cell>
          <table:table-cell table:formula="of:=IF([$Tabelle1.L3]=&quot;00&quot;;0;IF([$Tabelle1.L3]=&quot;01&quot;;1;IF([$Tabelle1.L3]=&quot;10&quot;;2;IF([$Tabelle1.L3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4]=&quot;00&quot;;0;IF([$Tabelle1.A4]=&quot;01&quot;;1;IF([$Tabelle1.A4]=&quot;10&quot;;2;IF([$Tabelle1.A4]=&quot;11&quot;;3))))" office:value-type="float" office:value="3" calcext:value-type="float">
            <text:p>3</text:p>
          </table:table-cell>
          <table:table-cell table:formula="of:=IF([$Tabelle1.B4]=&quot;00&quot;;0;IF([$Tabelle1.B4]=&quot;01&quot;;1;IF([$Tabelle1.B4]=&quot;10&quot;;2;IF([$Tabelle1.B4]=&quot;11&quot;;3))))" office:value-type="float" office:value="1" calcext:value-type="float">
            <text:p>1</text:p>
          </table:table-cell>
          <table:table-cell table:formula="of:=IF([$Tabelle1.C4]=&quot;00&quot;;0;IF([$Tabelle1.C4]=&quot;01&quot;;1;IF([$Tabelle1.C4]=&quot;10&quot;;2;IF([$Tabelle1.C4]=&quot;11&quot;;3))))" office:value-type="float" office:value="0" calcext:value-type="float">
            <text:p>0</text:p>
          </table:table-cell>
          <table:table-cell table:formula="of:=IF([$Tabelle1.D4]=&quot;00&quot;;0;IF([$Tabelle1.D4]=&quot;01&quot;;1;IF([$Tabelle1.D4]=&quot;10&quot;;2;IF([$Tabelle1.D4]=&quot;11&quot;;3))))" office:value-type="float" office:value="1" calcext:value-type="float">
            <text:p>1</text:p>
          </table:table-cell>
          <table:table-cell table:formula="of:=IF([$Tabelle1.E4]=&quot;00&quot;;0;IF([$Tabelle1.E4]=&quot;01&quot;;1;IF([$Tabelle1.E4]=&quot;10&quot;;2;IF([$Tabelle1.E4]=&quot;11&quot;;3))))" office:value-type="float" office:value="0" calcext:value-type="float">
            <text:p>0</text:p>
          </table:table-cell>
          <table:table-cell table:formula="of:=IF([$Tabelle1.F4]=&quot;00&quot;;0;IF([$Tabelle1.F4]=&quot;01&quot;;1;IF([$Tabelle1.F4]=&quot;10&quot;;2;IF([$Tabelle1.F4]=&quot;11&quot;;3))))" office:value-type="float" office:value="1" calcext:value-type="float">
            <text:p>1</text:p>
          </table:table-cell>
          <table:table-cell table:formula="of:=IF([$Tabelle1.G4]=&quot;00&quot;;0;IF([$Tabelle1.G4]=&quot;01&quot;;1;IF([$Tabelle1.G4]=&quot;10&quot;;2;IF([$Tabelle1.G4]=&quot;11&quot;;3))))" office:value-type="float" office:value="1" calcext:value-type="float">
            <text:p>1</text:p>
          </table:table-cell>
          <table:table-cell table:formula="of:=IF([$Tabelle1.H4]=&quot;00&quot;;0;IF([$Tabelle1.H4]=&quot;01&quot;;1;IF([$Tabelle1.H4]=&quot;10&quot;;2;IF([$Tabelle1.H4]=&quot;11&quot;;3))))" office:value-type="float" office:value="0" calcext:value-type="float">
            <text:p>0</text:p>
          </table:table-cell>
          <table:table-cell table:formula="of:=IF([$Tabelle1.I4]=&quot;00&quot;;0;IF([$Tabelle1.I4]=&quot;01&quot;;1;IF([$Tabelle1.I4]=&quot;10&quot;;2;IF([$Tabelle1.I4]=&quot;11&quot;;3))))" office:value-type="float" office:value="1" calcext:value-type="float">
            <text:p>1</text:p>
          </table:table-cell>
          <table:table-cell table:formula="of:=IF([$Tabelle1.J4]=&quot;00&quot;;0;IF([$Tabelle1.J4]=&quot;01&quot;;1;IF([$Tabelle1.J4]=&quot;10&quot;;2;IF([$Tabelle1.J4]=&quot;11&quot;;3))))" office:value-type="float" office:value="0" calcext:value-type="float">
            <text:p>0</text:p>
          </table:table-cell>
          <table:table-cell table:formula="of:=IF([$Tabelle1.K4]=&quot;00&quot;;0;IF([$Tabelle1.K4]=&quot;01&quot;;1;IF([$Tabelle1.K4]=&quot;10&quot;;2;IF([$Tabelle1.K4]=&quot;11&quot;;3))))" office:value-type="float" office:value="1" calcext:value-type="float">
            <text:p>1</text:p>
          </table:table-cell>
          <table:table-cell table:formula="of:=IF([$Tabelle1.L4]=&quot;00&quot;;0;IF([$Tabelle1.L4]=&quot;01&quot;;1;IF([$Tabelle1.L4]=&quot;10&quot;;2;IF([$Tabelle1.L4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5]=&quot;00&quot;;0;IF([$Tabelle1.A5]=&quot;01&quot;;1;IF([$Tabelle1.A5]=&quot;10&quot;;2;IF([$Tabelle1.A5]=&quot;11&quot;;3))))" office:value-type="float" office:value="3" calcext:value-type="float">
            <text:p>3</text:p>
          </table:table-cell>
          <table:table-cell table:formula="of:=IF([$Tabelle1.B5]=&quot;00&quot;;0;IF([$Tabelle1.B5]=&quot;01&quot;;1;IF([$Tabelle1.B5]=&quot;10&quot;;2;IF([$Tabelle1.B5]=&quot;11&quot;;3))))" office:value-type="float" office:value="1" calcext:value-type="float">
            <text:p>1</text:p>
          </table:table-cell>
          <table:table-cell table:formula="of:=IF([$Tabelle1.C5]=&quot;00&quot;;0;IF([$Tabelle1.C5]=&quot;01&quot;;1;IF([$Tabelle1.C5]=&quot;10&quot;;2;IF([$Tabelle1.C5]=&quot;11&quot;;3))))" office:value-type="float" office:value="0" calcext:value-type="float">
            <text:p>0</text:p>
          </table:table-cell>
          <table:table-cell table:formula="of:=IF([$Tabelle1.D5]=&quot;00&quot;;0;IF([$Tabelle1.D5]=&quot;01&quot;;1;IF([$Tabelle1.D5]=&quot;10&quot;;2;IF([$Tabelle1.D5]=&quot;11&quot;;3))))" office:value-type="float" office:value="1" calcext:value-type="float">
            <text:p>1</text:p>
          </table:table-cell>
          <table:table-cell table:formula="of:=IF([$Tabelle1.E5]=&quot;00&quot;;0;IF([$Tabelle1.E5]=&quot;01&quot;;1;IF([$Tabelle1.E5]=&quot;10&quot;;2;IF([$Tabelle1.E5]=&quot;11&quot;;3))))" office:value-type="float" office:value="0" calcext:value-type="float">
            <text:p>0</text:p>
          </table:table-cell>
          <table:table-cell table:formula="of:=IF([$Tabelle1.F5]=&quot;00&quot;;0;IF([$Tabelle1.F5]=&quot;01&quot;;1;IF([$Tabelle1.F5]=&quot;10&quot;;2;IF([$Tabelle1.F5]=&quot;11&quot;;3))))" office:value-type="float" office:value="0" calcext:value-type="float">
            <text:p>0</text:p>
          </table:table-cell>
          <table:table-cell table:formula="of:=IF([$Tabelle1.G5]=&quot;00&quot;;0;IF([$Tabelle1.G5]=&quot;01&quot;;1;IF([$Tabelle1.G5]=&quot;10&quot;;2;IF([$Tabelle1.G5]=&quot;11&quot;;3))))" office:value-type="float" office:value="0" calcext:value-type="float">
            <text:p>0</text:p>
          </table:table-cell>
          <table:table-cell table:formula="of:=IF([$Tabelle1.H5]=&quot;00&quot;;0;IF([$Tabelle1.H5]=&quot;01&quot;;1;IF([$Tabelle1.H5]=&quot;10&quot;;2;IF([$Tabelle1.H5]=&quot;11&quot;;3))))" office:value-type="float" office:value="0" calcext:value-type="float">
            <text:p>0</text:p>
          </table:table-cell>
          <table:table-cell table:formula="of:=IF([$Tabelle1.I5]=&quot;00&quot;;0;IF([$Tabelle1.I5]=&quot;01&quot;;1;IF([$Tabelle1.I5]=&quot;10&quot;;2;IF([$Tabelle1.I5]=&quot;11&quot;;3))))" office:value-type="float" office:value="1" calcext:value-type="float">
            <text:p>1</text:p>
          </table:table-cell>
          <table:table-cell table:formula="of:=IF([$Tabelle1.J5]=&quot;00&quot;;0;IF([$Tabelle1.J5]=&quot;01&quot;;1;IF([$Tabelle1.J5]=&quot;10&quot;;2;IF([$Tabelle1.J5]=&quot;11&quot;;3))))" office:value-type="float" office:value="0" calcext:value-type="float">
            <text:p>0</text:p>
          </table:table-cell>
          <table:table-cell table:formula="of:=IF([$Tabelle1.K5]=&quot;00&quot;;0;IF([$Tabelle1.K5]=&quot;01&quot;;1;IF([$Tabelle1.K5]=&quot;10&quot;;2;IF([$Tabelle1.K5]=&quot;11&quot;;3))))" office:value-type="float" office:value="1" calcext:value-type="float">
            <text:p>1</text:p>
          </table:table-cell>
          <table:table-cell table:formula="of:=IF([$Tabelle1.L5]=&quot;00&quot;;0;IF([$Tabelle1.L5]=&quot;01&quot;;1;IF([$Tabelle1.L5]=&quot;10&quot;;2;IF([$Tabelle1.L5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6]=&quot;00&quot;;0;IF([$Tabelle1.A6]=&quot;01&quot;;1;IF([$Tabelle1.A6]=&quot;10&quot;;2;IF([$Tabelle1.A6]=&quot;11&quot;;3))))" office:value-type="float" office:value="3" calcext:value-type="float">
            <text:p>3</text:p>
          </table:table-cell>
          <table:table-cell table:formula="of:=IF([$Tabelle1.B6]=&quot;00&quot;;0;IF([$Tabelle1.B6]=&quot;01&quot;;1;IF([$Tabelle1.B6]=&quot;10&quot;;2;IF([$Tabelle1.B6]=&quot;11&quot;;3))))" office:value-type="float" office:value="1" calcext:value-type="float">
            <text:p>1</text:p>
          </table:table-cell>
          <table:table-cell table:formula="of:=IF([$Tabelle1.C6]=&quot;00&quot;;0;IF([$Tabelle1.C6]=&quot;01&quot;;1;IF([$Tabelle1.C6]=&quot;10&quot;;2;IF([$Tabelle1.C6]=&quot;11&quot;;3))))" office:value-type="float" office:value="0" calcext:value-type="float">
            <text:p>0</text:p>
          </table:table-cell>
          <table:table-cell table:formula="of:=IF([$Tabelle1.D6]=&quot;00&quot;;0;IF([$Tabelle1.D6]=&quot;01&quot;;1;IF([$Tabelle1.D6]=&quot;10&quot;;2;IF([$Tabelle1.D6]=&quot;11&quot;;3))))" office:value-type="float" office:value="0" calcext:value-type="float">
            <text:p>0</text:p>
          </table:table-cell>
          <table:table-cell table:formula="of:=IF([$Tabelle1.E6]=&quot;00&quot;;0;IF([$Tabelle1.E6]=&quot;01&quot;;1;IF([$Tabelle1.E6]=&quot;10&quot;;2;IF([$Tabelle1.E6]=&quot;11&quot;;3))))" office:value-type="float" office:value="2" calcext:value-type="float">
            <text:p>2</text:p>
          </table:table-cell>
          <table:table-cell table:formula="of:=IF([$Tabelle1.F6]=&quot;00&quot;;0;IF([$Tabelle1.F6]=&quot;01&quot;;1;IF([$Tabelle1.F6]=&quot;10&quot;;2;IF([$Tabelle1.F6]=&quot;11&quot;;3))))" office:value-type="float" office:value="2" calcext:value-type="float">
            <text:p>2</text:p>
          </table:table-cell>
          <table:table-cell table:formula="of:=IF([$Tabelle1.G6]=&quot;00&quot;;0;IF([$Tabelle1.G6]=&quot;01&quot;;1;IF([$Tabelle1.G6]=&quot;10&quot;;2;IF([$Tabelle1.G6]=&quot;11&quot;;3))))" office:value-type="float" office:value="2" calcext:value-type="float">
            <text:p>2</text:p>
          </table:table-cell>
          <table:table-cell table:formula="of:=IF([$Tabelle1.H6]=&quot;00&quot;;0;IF([$Tabelle1.H6]=&quot;01&quot;;1;IF([$Tabelle1.H6]=&quot;10&quot;;2;IF([$Tabelle1.H6]=&quot;11&quot;;3))))" office:value-type="float" office:value="2" calcext:value-type="float">
            <text:p>2</text:p>
          </table:table-cell>
          <table:table-cell table:formula="of:=IF([$Tabelle1.I6]=&quot;00&quot;;0;IF([$Tabelle1.I6]=&quot;01&quot;;1;IF([$Tabelle1.I6]=&quot;10&quot;;2;IF([$Tabelle1.I6]=&quot;11&quot;;3))))" office:value-type="float" office:value="0" calcext:value-type="float">
            <text:p>0</text:p>
          </table:table-cell>
          <table:table-cell table:formula="of:=IF([$Tabelle1.J6]=&quot;00&quot;;0;IF([$Tabelle1.J6]=&quot;01&quot;;1;IF([$Tabelle1.J6]=&quot;10&quot;;2;IF([$Tabelle1.J6]=&quot;11&quot;;3))))" office:value-type="float" office:value="0" calcext:value-type="float">
            <text:p>0</text:p>
          </table:table-cell>
          <table:table-cell table:formula="of:=IF([$Tabelle1.K6]=&quot;00&quot;;0;IF([$Tabelle1.K6]=&quot;01&quot;;1;IF([$Tabelle1.K6]=&quot;10&quot;;2;IF([$Tabelle1.K6]=&quot;11&quot;;3))))" office:value-type="float" office:value="1" calcext:value-type="float">
            <text:p>1</text:p>
          </table:table-cell>
          <table:table-cell table:formula="of:=IF([$Tabelle1.L6]=&quot;00&quot;;0;IF([$Tabelle1.L6]=&quot;01&quot;;1;IF([$Tabelle1.L6]=&quot;10&quot;;2;IF([$Tabelle1.L6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7]=&quot;00&quot;;0;IF([$Tabelle1.A7]=&quot;01&quot;;1;IF([$Tabelle1.A7]=&quot;10&quot;;2;IF([$Tabelle1.A7]=&quot;11&quot;;3))))" office:value-type="float" office:value="3" calcext:value-type="float">
            <text:p>3</text:p>
          </table:table-cell>
          <table:table-cell table:formula="of:=IF([$Tabelle1.B7]=&quot;00&quot;;0;IF([$Tabelle1.B7]=&quot;01&quot;;1;IF([$Tabelle1.B7]=&quot;10&quot;;2;IF([$Tabelle1.B7]=&quot;11&quot;;3))))" office:value-type="float" office:value="3" calcext:value-type="float">
            <text:p>3</text:p>
          </table:table-cell>
          <table:table-cell table:formula="of:=IF([$Tabelle1.C7]=&quot;00&quot;;0;IF([$Tabelle1.C7]=&quot;01&quot;;1;IF([$Tabelle1.C7]=&quot;10&quot;;2;IF([$Tabelle1.C7]=&quot;11&quot;;3))))" office:value-type="float" office:value="1" calcext:value-type="float">
            <text:p>1</text:p>
          </table:table-cell>
          <table:table-cell table:formula="of:=IF([$Tabelle1.D7]=&quot;00&quot;;0;IF([$Tabelle1.D7]=&quot;01&quot;;1;IF([$Tabelle1.D7]=&quot;10&quot;;2;IF([$Tabelle1.D7]=&quot;11&quot;;3))))" office:value-type="float" office:value="0" calcext:value-type="float">
            <text:p>0</text:p>
          </table:table-cell>
          <table:table-cell table:formula="of:=IF([$Tabelle1.E7]=&quot;00&quot;;0;IF([$Tabelle1.E7]=&quot;01&quot;;1;IF([$Tabelle1.E7]=&quot;10&quot;;2;IF([$Tabelle1.E7]=&quot;11&quot;;3))))" office:value-type="float" office:value="0" calcext:value-type="float">
            <text:p>0</text:p>
          </table:table-cell>
          <table:table-cell table:formula="of:=IF([$Tabelle1.F7]=&quot;00&quot;;0;IF([$Tabelle1.F7]=&quot;01&quot;;1;IF([$Tabelle1.F7]=&quot;10&quot;;2;IF([$Tabelle1.F7]=&quot;11&quot;;3))))" office:value-type="float" office:value="2" calcext:value-type="float">
            <text:p>2</text:p>
          </table:table-cell>
          <table:table-cell table:formula="of:=IF([$Tabelle1.G7]=&quot;00&quot;;0;IF([$Tabelle1.G7]=&quot;01&quot;;1;IF([$Tabelle1.G7]=&quot;10&quot;;2;IF([$Tabelle1.G7]=&quot;11&quot;;3))))" office:value-type="float" office:value="2" calcext:value-type="float">
            <text:p>2</text:p>
          </table:table-cell>
          <table:table-cell table:formula="of:=IF([$Tabelle1.H7]=&quot;00&quot;;0;IF([$Tabelle1.H7]=&quot;01&quot;;1;IF([$Tabelle1.H7]=&quot;10&quot;;2;IF([$Tabelle1.H7]=&quot;11&quot;;3))))" office:value-type="float" office:value="0" calcext:value-type="float">
            <text:p>0</text:p>
          </table:table-cell>
          <table:table-cell table:formula="of:=IF([$Tabelle1.I7]=&quot;00&quot;;0;IF([$Tabelle1.I7]=&quot;01&quot;;1;IF([$Tabelle1.I7]=&quot;10&quot;;2;IF([$Tabelle1.I7]=&quot;11&quot;;3))))" office:value-type="float" office:value="0" calcext:value-type="float">
            <text:p>0</text:p>
          </table:table-cell>
          <table:table-cell table:formula="of:=IF([$Tabelle1.J7]=&quot;00&quot;;0;IF([$Tabelle1.J7]=&quot;01&quot;;1;IF([$Tabelle1.J7]=&quot;10&quot;;2;IF([$Tabelle1.J7]=&quot;11&quot;;3))))" office:value-type="float" office:value="1" calcext:value-type="float">
            <text:p>1</text:p>
          </table:table-cell>
          <table:table-cell table:formula="of:=IF([$Tabelle1.K7]=&quot;00&quot;;0;IF([$Tabelle1.K7]=&quot;01&quot;;1;IF([$Tabelle1.K7]=&quot;10&quot;;2;IF([$Tabelle1.K7]=&quot;11&quot;;3))))" office:value-type="float" office:value="3" calcext:value-type="float">
            <text:p>3</text:p>
          </table:table-cell>
          <table:table-cell table:formula="of:=IF([$Tabelle1.L7]=&quot;00&quot;;0;IF([$Tabelle1.L7]=&quot;01&quot;;1;IF([$Tabelle1.L7]=&quot;10&quot;;2;IF([$Tabelle1.L7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8]=&quot;00&quot;;0;IF([$Tabelle1.A8]=&quot;01&quot;;1;IF([$Tabelle1.A8]=&quot;10&quot;;2;IF([$Tabelle1.A8]=&quot;11&quot;;3))))" office:value-type="float" office:value="3" calcext:value-type="float">
            <text:p>3</text:p>
          </table:table-cell>
          <table:table-cell table:formula="of:=IF([$Tabelle1.B8]=&quot;00&quot;;0;IF([$Tabelle1.B8]=&quot;01&quot;;1;IF([$Tabelle1.B8]=&quot;10&quot;;2;IF([$Tabelle1.B8]=&quot;11&quot;;3))))" office:value-type="float" office:value="1" calcext:value-type="float">
            <text:p>1</text:p>
          </table:table-cell>
          <table:table-cell table:formula="of:=IF([$Tabelle1.C8]=&quot;00&quot;;0;IF([$Tabelle1.C8]=&quot;01&quot;;1;IF([$Tabelle1.C8]=&quot;10&quot;;2;IF([$Tabelle1.C8]=&quot;11&quot;;3))))" office:value-type="float" office:value="1" calcext:value-type="float">
            <text:p>1</text:p>
          </table:table-cell>
          <table:table-cell table:formula="of:=IF([$Tabelle1.D8]=&quot;00&quot;;0;IF([$Tabelle1.D8]=&quot;01&quot;;1;IF([$Tabelle1.D8]=&quot;10&quot;;2;IF([$Tabelle1.D8]=&quot;11&quot;;3))))" office:value-type="float" office:value="0" calcext:value-type="float">
            <text:p>0</text:p>
          </table:table-cell>
          <table:table-cell table:formula="of:=IF([$Tabelle1.E8]=&quot;00&quot;;0;IF([$Tabelle1.E8]=&quot;01&quot;;1;IF([$Tabelle1.E8]=&quot;10&quot;;2;IF([$Tabelle1.E8]=&quot;11&quot;;3))))" office:value-type="float" office:value="0" calcext:value-type="float">
            <text:p>0</text:p>
          </table:table-cell>
          <table:table-cell table:formula="of:=IF([$Tabelle1.F8]=&quot;00&quot;;0;IF([$Tabelle1.F8]=&quot;01&quot;;1;IF([$Tabelle1.F8]=&quot;10&quot;;2;IF([$Tabelle1.F8]=&quot;11&quot;;3))))" office:value-type="float" office:value="0" calcext:value-type="float">
            <text:p>0</text:p>
          </table:table-cell>
          <table:table-cell table:formula="of:=IF([$Tabelle1.G8]=&quot;00&quot;;0;IF([$Tabelle1.G8]=&quot;01&quot;;1;IF([$Tabelle1.G8]=&quot;10&quot;;2;IF([$Tabelle1.G8]=&quot;11&quot;;3))))" office:value-type="float" office:value="0" calcext:value-type="float">
            <text:p>0</text:p>
          </table:table-cell>
          <table:table-cell table:formula="of:=IF([$Tabelle1.H8]=&quot;00&quot;;0;IF([$Tabelle1.H8]=&quot;01&quot;;1;IF([$Tabelle1.H8]=&quot;10&quot;;2;IF([$Tabelle1.H8]=&quot;11&quot;;3))))" office:value-type="float" office:value="0" calcext:value-type="float">
            <text:p>0</text:p>
          </table:table-cell>
          <table:table-cell table:formula="of:=IF([$Tabelle1.I8]=&quot;00&quot;;0;IF([$Tabelle1.I8]=&quot;01&quot;;1;IF([$Tabelle1.I8]=&quot;10&quot;;2;IF([$Tabelle1.I8]=&quot;11&quot;;3))))" office:value-type="float" office:value="0" calcext:value-type="float">
            <text:p>0</text:p>
          </table:table-cell>
          <table:table-cell table:formula="of:=IF([$Tabelle1.J8]=&quot;00&quot;;0;IF([$Tabelle1.J8]=&quot;01&quot;;1;IF([$Tabelle1.J8]=&quot;10&quot;;2;IF([$Tabelle1.J8]=&quot;11&quot;;3))))" office:value-type="float" office:value="1" calcext:value-type="float">
            <text:p>1</text:p>
          </table:table-cell>
          <table:table-cell table:formula="of:=IF([$Tabelle1.K8]=&quot;00&quot;;0;IF([$Tabelle1.K8]=&quot;01&quot;;1;IF([$Tabelle1.K8]=&quot;10&quot;;2;IF([$Tabelle1.K8]=&quot;11&quot;;3))))" office:value-type="float" office:value="1" calcext:value-type="float">
            <text:p>1</text:p>
          </table:table-cell>
          <table:table-cell table:formula="of:=IF([$Tabelle1.L8]=&quot;00&quot;;0;IF([$Tabelle1.L8]=&quot;01&quot;;1;IF([$Tabelle1.L8]=&quot;10&quot;;2;IF([$Tabelle1.L8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9]=&quot;00&quot;;0;IF([$Tabelle1.A9]=&quot;01&quot;;1;IF([$Tabelle1.A9]=&quot;10&quot;;2;IF([$Tabelle1.A9]=&quot;11&quot;;3))))" office:value-type="float" office:value="3" calcext:value-type="float">
            <text:p>3</text:p>
          </table:table-cell>
          <table:table-cell table:formula="of:=IF([$Tabelle1.B9]=&quot;00&quot;;0;IF([$Tabelle1.B9]=&quot;01&quot;;1;IF([$Tabelle1.B9]=&quot;10&quot;;2;IF([$Tabelle1.B9]=&quot;11&quot;;3))))" office:value-type="float" office:value="1" calcext:value-type="float">
            <text:p>1</text:p>
          </table:table-cell>
          <table:table-cell table:formula="of:=IF([$Tabelle1.C9]=&quot;00&quot;;0;IF([$Tabelle1.C9]=&quot;01&quot;;1;IF([$Tabelle1.C9]=&quot;10&quot;;2;IF([$Tabelle1.C9]=&quot;11&quot;;3))))" office:value-type="float" office:value="1" calcext:value-type="float">
            <text:p>1</text:p>
          </table:table-cell>
          <table:table-cell table:formula="of:=IF([$Tabelle1.D9]=&quot;00&quot;;0;IF([$Tabelle1.D9]=&quot;01&quot;;1;IF([$Tabelle1.D9]=&quot;10&quot;;2;IF([$Tabelle1.D9]=&quot;11&quot;;3))))" office:value-type="float" office:value="0" calcext:value-type="float">
            <text:p>0</text:p>
          </table:table-cell>
          <table:table-cell table:formula="of:=IF([$Tabelle1.E9]=&quot;00&quot;;0;IF([$Tabelle1.E9]=&quot;01&quot;;1;IF([$Tabelle1.E9]=&quot;10&quot;;2;IF([$Tabelle1.E9]=&quot;11&quot;;3))))" office:value-type="float" office:value="0" calcext:value-type="float">
            <text:p>0</text:p>
          </table:table-cell>
          <table:table-cell table:formula="of:=IF([$Tabelle1.F9]=&quot;00&quot;;0;IF([$Tabelle1.F9]=&quot;01&quot;;1;IF([$Tabelle1.F9]=&quot;10&quot;;2;IF([$Tabelle1.F9]=&quot;11&quot;;3))))" office:value-type="float" office:value="0" calcext:value-type="float">
            <text:p>0</text:p>
          </table:table-cell>
          <table:table-cell table:formula="of:=IF([$Tabelle1.G9]=&quot;00&quot;;0;IF([$Tabelle1.G9]=&quot;01&quot;;1;IF([$Tabelle1.G9]=&quot;10&quot;;2;IF([$Tabelle1.G9]=&quot;11&quot;;3))))" office:value-type="float" office:value="0" calcext:value-type="float">
            <text:p>0</text:p>
          </table:table-cell>
          <table:table-cell table:formula="of:=IF([$Tabelle1.H9]=&quot;00&quot;;0;IF([$Tabelle1.H9]=&quot;01&quot;;1;IF([$Tabelle1.H9]=&quot;10&quot;;2;IF([$Tabelle1.H9]=&quot;11&quot;;3))))" office:value-type="float" office:value="0" calcext:value-type="float">
            <text:p>0</text:p>
          </table:table-cell>
          <table:table-cell table:formula="of:=IF([$Tabelle1.I9]=&quot;00&quot;;0;IF([$Tabelle1.I9]=&quot;01&quot;;1;IF([$Tabelle1.I9]=&quot;10&quot;;2;IF([$Tabelle1.I9]=&quot;11&quot;;3))))" office:value-type="float" office:value="0" calcext:value-type="float">
            <text:p>0</text:p>
          </table:table-cell>
          <table:table-cell table:formula="of:=IF([$Tabelle1.J9]=&quot;00&quot;;0;IF([$Tabelle1.J9]=&quot;01&quot;;1;IF([$Tabelle1.J9]=&quot;10&quot;;2;IF([$Tabelle1.J9]=&quot;11&quot;;3))))" office:value-type="float" office:value="1" calcext:value-type="float">
            <text:p>1</text:p>
          </table:table-cell>
          <table:table-cell table:formula="of:=IF([$Tabelle1.K9]=&quot;00&quot;;0;IF([$Tabelle1.K9]=&quot;01&quot;;1;IF([$Tabelle1.K9]=&quot;10&quot;;2;IF([$Tabelle1.K9]=&quot;11&quot;;3))))" office:value-type="float" office:value="1" calcext:value-type="float">
            <text:p>1</text:p>
          </table:table-cell>
          <table:table-cell table:formula="of:=IF([$Tabelle1.L9]=&quot;00&quot;;0;IF([$Tabelle1.L9]=&quot;01&quot;;1;IF([$Tabelle1.L9]=&quot;10&quot;;2;IF([$Tabelle1.L9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10]=&quot;00&quot;;0;IF([$Tabelle1.A10]=&quot;01&quot;;1;IF([$Tabelle1.A10]=&quot;10&quot;;2;IF([$Tabelle1.A10]=&quot;11&quot;;3))))" office:value-type="float" office:value="3" calcext:value-type="float">
            <text:p>3</text:p>
          </table:table-cell>
          <table:table-cell table:formula="of:=IF([$Tabelle1.B10]=&quot;00&quot;;0;IF([$Tabelle1.B10]=&quot;01&quot;;1;IF([$Tabelle1.B10]=&quot;10&quot;;2;IF([$Tabelle1.B10]=&quot;11&quot;;3))))" office:value-type="float" office:value="1" calcext:value-type="float">
            <text:p>1</text:p>
          </table:table-cell>
          <table:table-cell table:formula="of:=IF([$Tabelle1.C10]=&quot;00&quot;;0;IF([$Tabelle1.C10]=&quot;01&quot;;1;IF([$Tabelle1.C10]=&quot;10&quot;;2;IF([$Tabelle1.C10]=&quot;11&quot;;3))))" office:value-type="float" office:value="1" calcext:value-type="float">
            <text:p>1</text:p>
          </table:table-cell>
          <table:table-cell table:formula="of:=IF([$Tabelle1.D10]=&quot;00&quot;;0;IF([$Tabelle1.D10]=&quot;01&quot;;1;IF([$Tabelle1.D10]=&quot;10&quot;;2;IF([$Tabelle1.D10]=&quot;11&quot;;3))))" office:value-type="float" office:value="0" calcext:value-type="float">
            <text:p>0</text:p>
          </table:table-cell>
          <table:table-cell table:formula="of:=IF([$Tabelle1.E10]=&quot;00&quot;;0;IF([$Tabelle1.E10]=&quot;01&quot;;1;IF([$Tabelle1.E10]=&quot;10&quot;;2;IF([$Tabelle1.E10]=&quot;11&quot;;3))))" office:value-type="float" office:value="0" calcext:value-type="float">
            <text:p>0</text:p>
          </table:table-cell>
          <table:table-cell table:formula="of:=IF([$Tabelle1.F10]=&quot;00&quot;;0;IF([$Tabelle1.F10]=&quot;01&quot;;1;IF([$Tabelle1.F10]=&quot;10&quot;;2;IF([$Tabelle1.F10]=&quot;11&quot;;3))))" office:value-type="float" office:value="0" calcext:value-type="float">
            <text:p>0</text:p>
          </table:table-cell>
          <table:table-cell table:formula="of:=IF([$Tabelle1.G10]=&quot;00&quot;;0;IF([$Tabelle1.G10]=&quot;01&quot;;1;IF([$Tabelle1.G10]=&quot;10&quot;;2;IF([$Tabelle1.G10]=&quot;11&quot;;3))))" office:value-type="float" office:value="0" calcext:value-type="float">
            <text:p>0</text:p>
          </table:table-cell>
          <table:table-cell table:formula="of:=IF([$Tabelle1.H10]=&quot;00&quot;;0;IF([$Tabelle1.H10]=&quot;01&quot;;1;IF([$Tabelle1.H10]=&quot;10&quot;;2;IF([$Tabelle1.H10]=&quot;11&quot;;3))))" office:value-type="float" office:value="0" calcext:value-type="float">
            <text:p>0</text:p>
          </table:table-cell>
          <table:table-cell table:formula="of:=IF([$Tabelle1.I10]=&quot;00&quot;;0;IF([$Tabelle1.I10]=&quot;01&quot;;1;IF([$Tabelle1.I10]=&quot;10&quot;;2;IF([$Tabelle1.I10]=&quot;11&quot;;3))))" office:value-type="float" office:value="0" calcext:value-type="float">
            <text:p>0</text:p>
          </table:table-cell>
          <table:table-cell table:formula="of:=IF([$Tabelle1.J10]=&quot;00&quot;;0;IF([$Tabelle1.J10]=&quot;01&quot;;1;IF([$Tabelle1.J10]=&quot;10&quot;;2;IF([$Tabelle1.J10]=&quot;11&quot;;3))))" office:value-type="float" office:value="1" calcext:value-type="float">
            <text:p>1</text:p>
          </table:table-cell>
          <table:table-cell table:formula="of:=IF([$Tabelle1.K10]=&quot;00&quot;;0;IF([$Tabelle1.K10]=&quot;01&quot;;1;IF([$Tabelle1.K10]=&quot;10&quot;;2;IF([$Tabelle1.K10]=&quot;11&quot;;3))))" office:value-type="float" office:value="1" calcext:value-type="float">
            <text:p>1</text:p>
          </table:table-cell>
          <table:table-cell table:formula="of:=IF([$Tabelle1.L10]=&quot;00&quot;;0;IF([$Tabelle1.L10]=&quot;01&quot;;1;IF([$Tabelle1.L10]=&quot;10&quot;;2;IF([$Tabelle1.L10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11]=&quot;00&quot;;0;IF([$Tabelle1.A11]=&quot;01&quot;;1;IF([$Tabelle1.A11]=&quot;10&quot;;2;IF([$Tabelle1.A11]=&quot;11&quot;;3))))" office:value-type="float" office:value="3" calcext:value-type="float">
            <text:p>3</text:p>
          </table:table-cell>
          <table:table-cell table:formula="of:=IF([$Tabelle1.B11]=&quot;00&quot;;0;IF([$Tabelle1.B11]=&quot;01&quot;;1;IF([$Tabelle1.B11]=&quot;10&quot;;2;IF([$Tabelle1.B11]=&quot;11&quot;;3))))" office:value-type="float" office:value="1" calcext:value-type="float">
            <text:p>1</text:p>
          </table:table-cell>
          <table:table-cell table:formula="of:=IF([$Tabelle1.C11]=&quot;00&quot;;0;IF([$Tabelle1.C11]=&quot;01&quot;;1;IF([$Tabelle1.C11]=&quot;10&quot;;2;IF([$Tabelle1.C11]=&quot;11&quot;;3))))" office:value-type="float" office:value="0" calcext:value-type="float">
            <text:p>0</text:p>
          </table:table-cell>
          <table:table-cell table:formula="of:=IF([$Tabelle1.D11]=&quot;00&quot;;0;IF([$Tabelle1.D11]=&quot;01&quot;;1;IF([$Tabelle1.D11]=&quot;10&quot;;2;IF([$Tabelle1.D11]=&quot;11&quot;;3))))" office:value-type="float" office:value="0" calcext:value-type="float">
            <text:p>0</text:p>
          </table:table-cell>
          <table:table-cell table:formula="of:=IF([$Tabelle1.E11]=&quot;00&quot;;0;IF([$Tabelle1.E11]=&quot;01&quot;;1;IF([$Tabelle1.E11]=&quot;10&quot;;2;IF([$Tabelle1.E11]=&quot;11&quot;;3))))" office:value-type="float" office:value="1" calcext:value-type="float">
            <text:p>1</text:p>
          </table:table-cell>
          <table:table-cell table:formula="of:=IF([$Tabelle1.F11]=&quot;00&quot;;0;IF([$Tabelle1.F11]=&quot;01&quot;;1;IF([$Tabelle1.F11]=&quot;10&quot;;2;IF([$Tabelle1.F11]=&quot;11&quot;;3))))" office:value-type="float" office:value="1" calcext:value-type="float">
            <text:p>1</text:p>
          </table:table-cell>
          <table:table-cell table:formula="of:=IF([$Tabelle1.G11]=&quot;00&quot;;0;IF([$Tabelle1.G11]=&quot;01&quot;;1;IF([$Tabelle1.G11]=&quot;10&quot;;2;IF([$Tabelle1.G11]=&quot;11&quot;;3))))" office:value-type="float" office:value="1" calcext:value-type="float">
            <text:p>1</text:p>
          </table:table-cell>
          <table:table-cell table:formula="of:=IF([$Tabelle1.H11]=&quot;00&quot;;0;IF([$Tabelle1.H11]=&quot;01&quot;;1;IF([$Tabelle1.H11]=&quot;10&quot;;2;IF([$Tabelle1.H11]=&quot;11&quot;;3))))" office:value-type="float" office:value="1" calcext:value-type="float">
            <text:p>1</text:p>
          </table:table-cell>
          <table:table-cell table:formula="of:=IF([$Tabelle1.I11]=&quot;00&quot;;0;IF([$Tabelle1.I11]=&quot;01&quot;;1;IF([$Tabelle1.I11]=&quot;10&quot;;2;IF([$Tabelle1.I11]=&quot;11&quot;;3))))" office:value-type="float" office:value="0" calcext:value-type="float">
            <text:p>0</text:p>
          </table:table-cell>
          <table:table-cell table:formula="of:=IF([$Tabelle1.J11]=&quot;00&quot;;0;IF([$Tabelle1.J11]=&quot;01&quot;;1;IF([$Tabelle1.J11]=&quot;10&quot;;2;IF([$Tabelle1.J11]=&quot;11&quot;;3))))" office:value-type="float" office:value="0" calcext:value-type="float">
            <text:p>0</text:p>
          </table:table-cell>
          <table:table-cell table:formula="of:=IF([$Tabelle1.K11]=&quot;00&quot;;0;IF([$Tabelle1.K11]=&quot;01&quot;;1;IF([$Tabelle1.K11]=&quot;10&quot;;2;IF([$Tabelle1.K11]=&quot;11&quot;;3))))" office:value-type="float" office:value="1" calcext:value-type="float">
            <text:p>1</text:p>
          </table:table-cell>
          <table:table-cell table:formula="of:=IF([$Tabelle1.L11]=&quot;00&quot;;0;IF([$Tabelle1.L11]=&quot;01&quot;;1;IF([$Tabelle1.L11]=&quot;10&quot;;2;IF([$Tabelle1.L11]=&quot;11&quot;;3))))" office:value-type="float" office:value="3" calcext:value-type="float">
            <text:p>3</text:p>
          </table:table-cell>
        </table:table-row>
        <table:table-row table:style-name="ro1">
          <table:table-cell table:formula="of:=IF([$Tabelle1.A12]=&quot;00&quot;;0;IF([$Tabelle1.A12]=&quot;01&quot;;1;IF([$Tabelle1.A12]=&quot;10&quot;;2;IF([$Tabelle1.A12]=&quot;11&quot;;3))))" office:value-type="float" office:value="3" calcext:value-type="float">
            <text:p>3</text:p>
          </table:table-cell>
          <table:table-cell table:formula="of:=IF([$Tabelle1.B12]=&quot;00&quot;;0;IF([$Tabelle1.B12]=&quot;01&quot;;1;IF([$Tabelle1.B12]=&quot;10&quot;;2;IF([$Tabelle1.B12]=&quot;11&quot;;3))))" office:value-type="float" office:value="3" calcext:value-type="float">
            <text:p>3</text:p>
          </table:table-cell>
          <table:table-cell table:formula="of:=IF([$Tabelle1.C12]=&quot;00&quot;;0;IF([$Tabelle1.C12]=&quot;01&quot;;1;IF([$Tabelle1.C12]=&quot;10&quot;;2;IF([$Tabelle1.C12]=&quot;11&quot;;3))))" office:value-type="float" office:value="2" calcext:value-type="float">
            <text:p>2</text:p>
          </table:table-cell>
          <table:table-cell table:formula="of:=IF([$Tabelle1.D12]=&quot;00&quot;;0;IF([$Tabelle1.D12]=&quot;01&quot;;1;IF([$Tabelle1.D12]=&quot;10&quot;;2;IF([$Tabelle1.D12]=&quot;11&quot;;3))))" office:value-type="float" office:value="2" calcext:value-type="float">
            <text:p>2</text:p>
          </table:table-cell>
          <table:table-cell table:formula="of:=IF([$Tabelle1.E12]=&quot;00&quot;;0;IF([$Tabelle1.E12]=&quot;01&quot;;1;IF([$Tabelle1.E12]=&quot;10&quot;;2;IF([$Tabelle1.E12]=&quot;11&quot;;3))))" office:value-type="float" office:value="3" calcext:value-type="float">
            <text:p>3</text:p>
          </table:table-cell>
          <table:table-cell table:formula="of:=IF([$Tabelle1.F12]=&quot;00&quot;;0;IF([$Tabelle1.F12]=&quot;01&quot;;1;IF([$Tabelle1.F12]=&quot;10&quot;;2;IF([$Tabelle1.F12]=&quot;11&quot;;3))))" office:value-type="float" office:value="3" calcext:value-type="float">
            <text:p>3</text:p>
          </table:table-cell>
          <table:table-cell table:formula="of:=IF([$Tabelle1.G12]=&quot;00&quot;;0;IF([$Tabelle1.G12]=&quot;01&quot;;1;IF([$Tabelle1.G12]=&quot;10&quot;;2;IF([$Tabelle1.G12]=&quot;11&quot;;3))))" office:value-type="float" office:value="3" calcext:value-type="float">
            <text:p>3</text:p>
          </table:table-cell>
          <table:table-cell table:formula="of:=IF([$Tabelle1.H12]=&quot;00&quot;;0;IF([$Tabelle1.H12]=&quot;01&quot;;1;IF([$Tabelle1.H12]=&quot;10&quot;;2;IF([$Tabelle1.H12]=&quot;11&quot;;3))))" office:value-type="float" office:value="3" calcext:value-type="float">
            <text:p>3</text:p>
          </table:table-cell>
          <table:table-cell table:formula="of:=IF([$Tabelle1.I12]=&quot;00&quot;;0;IF([$Tabelle1.I12]=&quot;01&quot;;1;IF([$Tabelle1.I12]=&quot;10&quot;;2;IF([$Tabelle1.I12]=&quot;11&quot;;3))))" office:value-type="float" office:value="2" calcext:value-type="float">
            <text:p>2</text:p>
          </table:table-cell>
          <table:table-cell table:formula="of:=IF([$Tabelle1.J12]=&quot;00&quot;;0;IF([$Tabelle1.J12]=&quot;01&quot;;1;IF([$Tabelle1.J12]=&quot;10&quot;;2;IF([$Tabelle1.J12]=&quot;11&quot;;3))))" office:value-type="float" office:value="2" calcext:value-type="float">
            <text:p>2</text:p>
          </table:table-cell>
          <table:table-cell table:formula="of:=IF([$Tabelle1.K12]=&quot;00&quot;;0;IF([$Tabelle1.K12]=&quot;01&quot;;1;IF([$Tabelle1.K12]=&quot;10&quot;;2;IF([$Tabelle1.K12]=&quot;11&quot;;3))))" office:value-type="float" office:value="3" calcext:value-type="float">
            <text:p>3</text:p>
          </table:table-cell>
          <table:table-cell table:formula="of:=IF([$Tabelle1.L12]=&quot;00&quot;;0;IF([$Tabelle1.L12]=&quot;01&quot;;1;IF([$Tabelle1.L12]=&quot;10&quot;;2;IF([$Tabelle1.L12]=&quot;11&quot;;3))))" office:value-type="float" office:value="3" calcext:value-type="float">
            <text:p>3</text:p>
          </table:table-cell>
        </table:table-row>
        <table:table-row table:style-name="ro2">
          <table:table-cell table:style-name="ce3" table:number-columns-repeated="2"/>
          <table:table-cell table:style-name="Default" table:number-columns-repeated="10"/>
        </table:table-row>
        <calcext:conditional-formats>
          <calcext:conditional-format calcext:target-range-address="Tabelle1_2.A2:Tabelle1_2.B13 Tabelle1_2.A1:Tabelle1_2.L1 Tabelle1_2.C2:Tabelle1_2.L12">
            <calcext:condition calcext:apply-style-name="weiß" calcext:value="=0" calcext:base-cell-address="Tabelle1_2.A1"/>
            <calcext:condition calcext:apply-style-name="schwarz" calcext:value="=1" calcext:base-cell-address="Tabelle1_2.A1"/>
            <calcext:condition calcext:apply-style-name="orange" calcext:value="=2" calcext:base-cell-address="Tabelle1_2.A1"/>
            <calcext:condition calcext:apply-style-name="blau" calcext:value="=3" calcext:base-cell-address="Tabelle1_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nonymous Pro for Powerline" svg:font-family="'Anonymous Pro for Powerline'" style:font-pitch="fixed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iß" style:family="table-cell" style:parent-style-name="Default">
      <style:table-cell-properties fo:background-color="#ffffff"/>
      <style:text-properties fo:color="#ffffff" fo:font-size="5pt"/>
    </style:style>
    <style:style style:name="schwarz" style:family="table-cell" style:parent-style-name="Default">
      <style:table-cell-properties fo:background-color="#000000"/>
      <style:text-properties fo:color="#000000" fo:font-size="5pt"/>
    </style:style>
    <style:style style:name="orange" style:family="table-cell" style:parent-style-name="Default">
      <style:table-cell-properties fo:background-color="#ff8000"/>
      <style:text-properties fo:color="#ff8000" fo:font-size="5pt"/>
    </style:style>
    <style:style style:name="blau" style:family="table-cell" style:parent-style-name="Default">
      <style:table-cell-properties fo:background-color="#2a6099"/>
      <style:text-properties fo:color="#2a6099" fo:font-size="5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. Tischler</meta:initial-creator>
    <meta:creation-date>2024-02-20T08:32:46.912854262</meta:creation-date>
    <dc:date>2024-02-20T08:59:55.706809843</dc:date>
    <dc:creator>T. Tischler</dc:creator>
    <meta:editing-duration>PT16M17S</meta:editing-duration>
    <meta:editing-cycles>2</meta:editing-cycles>
    <meta:generator>LibreOffice/7.5.9.2$MacOSX_AARCH64 LibreOffice_project/cdeefe45c17511d326101eed8008ac4092f278a9</meta:generator>
    <meta:document-statistic meta:table-count="2" meta:cell-count="288" meta:object-count="0"/>
  </office:meta>
</office:document-meta>
</file>